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0.903cm"/>
    </style:style>
    <style:style style:name="co11" style:family="table-column">
      <style:table-column-properties fo:break-before="auto" style:column-width="6.773cm"/>
    </style:style>
    <style:style style:name="co12" style:family="table-column">
      <style:table-column-properties fo:break-before="auto" style:column-width="8.128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SRAM-ROMBANK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 table:number-rows-repeated="4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11" office:value-type="string" calcext:value-type="string">
            <text:p>RESET_REG</text:p>
          </table:table-cell>
          <table:table-cell table:style-name="ce11"/>
          <table:table-cell table:number-columns-repeated="2" table:style-name="ce11"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table:style-name="ce4"/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table:style-name="ce4"/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table:style-name="ce4"/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table:style-name="ce4"/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table:style-name="ce4"/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table:style-name="ce4"/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table:style-name="ce4"/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table:style-name="ce4"/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4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7-23T17:10:50.648412637</dc:date>
    <meta:editing-duration>PT5H51M46S</meta:editing-duration>
    <meta:editing-cycles>31</meta:editing-cycles>
    <meta:generator>LibreOffice/7.5.3.2$Linux_X86_64 LibreOffice_project/50$Build-2</meta:generator>
    <meta:document-statistic meta:table-count="7" meta:cell-count="650" meta:object-count="0"/>
  </office:meta>
</office:document-meta>
</file>